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8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4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se</text:span><text:span text:style-name="T2"><text:s/>Assignments</text:span></text:p>
      <text:p text:style-name="P1"><text:span text:style-name="T2"/></text:p>
      <text:p text:style-name="P1"><text:span text:style-name="T3">-- Declare a cursor for employees in Department 10</text:span><text:span text:style-name="T4"/></text:p>
      <text:p text:style-name="P1"><text:span text:style-name="T4"/></text:p>
      <text:p text:style-name="P1"><text:span text:style-name="T5">declare</text:span><text:span text:style-name="T6"><text:s/>employeecursor<text:s/></text:span><text:span text:style-name="T7">cursor</text:span><text:span text:style-name="T8"><text:s/></text:span><text:span text:style-name="T9">for</text:span><text:span text:style-name="T10"/></text:p>
      <text:p text:style-name="P1"><text:span text:style-name="T10"/></text:p>
      <text:p text:style-name="P1"><text:span text:style-name="T11">select</text:span><text:span text:style-name="T12"><text:s/>empno</text:span><text:span text:style-name="T13">,</text:span><text:span text:style-name="T14"><text:s/>salary<text:s/></text:span><text:span text:style-name="T15">from</text:span><text:span text:style-name="T16"><text:s/>emp<text:s/></text:span><text:span text:style-name="T17">where</text:span><text:span text:style-name="T18"><text:s/>deptno<text:s/></text:span><text:span text:style-name="T19">=</text:span><text:span text:style-name="T20"><text:s/>10</text:span><text:span text:style-name="T21">;</text:span><text:span text:style-name="T22"/></text:p>
      <text:p text:style-name="P1"><text:span text:style-name="T22"/></text:p>
      <text:p text:style-name="P1"><text:span text:style-name="T22"><text:s/></text:span></text:p>
      <text:p text:style-name="P1"><text:span text:style-name="T22"/></text:p>
      <text:p text:style-name="P1"><text:span text:style-name="T23">-- Declare variables for employee number and salary</text:span><text:span text:style-name="T24"/></text:p>
      <text:p text:style-name="P1"><text:span text:style-name="T24"/></text:p>
      <text:p text:style-name="P1"><text:span text:style-name="T25">declare</text:span><text:span text:style-name="T26"><text:s/>@employeeno<text:s/></text:span><text:span text:style-name="T27">int</text:span><text:span text:style-name="T28">,</text:span><text:span text:style-name="T29"><text:s/>@salary<text:s/></text:span><text:span text:style-name="T30">numeric</text:span><text:span text:style-name="T31">(</text:span><text:span text:style-name="T32">10</text:span><text:span text:style-name="T33">,</text:span><text:span text:style-name="T34">2</text:span><text:span text:style-name="T35">);</text:span><text:span text:style-name="T36"/></text:p>
      <text:p text:style-name="P1"><text:span text:style-name="T36"/></text:p>
      <text:p text:style-name="P1"><text:span text:style-name="T36"><text:s/></text:span></text:p>
      <text:p text:style-name="P1"><text:span text:style-name="T36"/></text:p>
      <text:p text:style-name="P1"><text:span text:style-name="T37">-- Open the cursor</text:span><text:span text:style-name="T38"/></text:p>
      <text:p text:style-name="P1"><text:span text:style-name="T38"/></text:p>
      <text:p text:style-name="P1"><text:span text:style-name="T39">open</text:span><text:span text:style-name="T40"><text:s/>employeecursor</text:span><text:span text:style-name="T41">;</text:span><text:span text:style-name="T42"/></text:p>
      <text:p text:style-name="P1"><text:span text:style-name="T42"/></text:p>
      <text:p text:style-name="P1"><text:span text:style-name="T42"><text:s/></text:span></text:p>
      <text:p text:style-name="P1"><text:span text:style-name="T42"/></text:p>
      <text:p text:style-name="P1"><text:span text:style-name="T43">-- Fetch the first row</text:span><text:span text:style-name="T44"/></text:p>
      <text:p text:style-name="P1"><text:span text:style-name="T44"/></text:p>
      <text:p text:style-name="P1"><text:span text:style-name="T45">fetch</text:span><text:span text:style-name="T46"><text:s/></text:span><text:span text:style-name="T47">next</text:span><text:span text:style-name="T48"><text:s/></text:span><text:span text:style-name="T49">from</text:span><text:span text:style-name="T50"><text:s/>employeecursor<text:s/></text:span><text:span text:style-name="T51">into</text:span><text:span text:style-name="T52"><text:s/>@employeeno</text:span><text:span text:style-name="T53">,</text:span><text:span text:style-name="T54"><text:s/>@salary</text:span><text:span text:style-name="T55">;</text:span><text:span text:style-name="T56"/></text:p>
      <text:p text:style-name="P1"><text:span text:style-name="T56"/></text:p>
      <text:p text:style-name="P1"><text:span text:style-name="T56"><text:s/></text:span></text:p>
      <text:p text:style-name="P1"><text:span text:style-name="T56"/></text:p>
      <text:p text:style-name="P1"><text:span text:style-name="T57">-- Loop through the result set</text:span><text:span text:style-name="T58"/></text:p>
      <text:p text:style-name="P1"><text:span text:style-name="T58"/></text:p>
      <text:p text:style-name="P1"><text:span text:style-name="T59">while</text:span><text:span text:style-name="T60"><text:s/></text:span><text:span text:style-name="T61">@@fetch_status</text:span><text:span text:style-name="T62"><text:s/></text:span><text:span text:style-name="T63">=</text:span><text:span text:style-name="T64"><text:s/>0</text:span></text:p>
      <text:p text:style-name="P1"><text:span text:style-name="T64"/></text:p>
      <text:p text:style-name="P1"><text:span text:style-name="T65">begin</text:span><text:span text:style-name="T66"/></text:p>
      <text:p text:style-name="P1"><text:span text:style-name="T66"/></text:p>
      <text:p text:style-name="P1"><text:span text:style-name="T66"><text:s text:c="4"/></text:span><text:span text:style-name="T67">-- Update the salary for the current employee</text:span><text:span text:style-name="T68"/></text:p>
      <text:p text:style-name="P1"><text:span text:style-name="T68"/></text:p>
      <text:p text:style-name="P1"><text:span text:style-name="T68"><text:s text:c="4"/></text:span><text:span text:style-name="T69">set</text:span><text:span text:style-name="T70"><text:s/>@salary<text:s/></text:span><text:span text:style-name="T71">=</text:span><text:span text:style-name="T72"><text:s/>@salary<text:s/></text:span><text:span text:style-name="T73">*</text:span><text:span text:style-name="T74"><text:s/>1.15</text:span><text:span text:style-name="T75">;</text:span><text:span text:style-name="T76"/></text:p>
      <text:p text:style-name="P1"><text:span text:style-name="T76"/></text:p>
      <text:p text:style-name="P1"><text:span text:style-name="T76"><text:s text:c="4"/></text:span></text:p>
      <text:p text:style-name="P1"><text:span text:style-name="T76"/></text:p>
      <text:p text:style-name="P1"><text:span text:style-name="T76"><text:s text:c="4"/></text:span><text:span text:style-name="T77">-- Update the employee's salary</text:span><text:span text:style-name="T78"/></text:p>
      <text:p text:style-name="P1"><text:span text:style-name="T78"/></text:p>
      <text:p text:style-name="P1"><text:span text:style-name="T78"><text:s text:c="4"/></text:span><text:span text:style-name="T79">update</text:span><text:span text:style-name="T80"><text:s/>emp<text:s/></text:span><text:span text:style-name="T81">set</text:span><text:span text:style-name="T82"><text:s/>salary<text:s/></text:span><text:span text:style-name="T83">=</text:span><text:span text:style-name="T84"><text:s/>@salary<text:s/></text:span><text:span text:style-name="T85">where</text:span><text:span text:style-name="T86"><text:s/>empno<text:s/></text:span><text:span text:style-name="T87">=</text:span><text:span text:style-name="T88"><text:s/>@employeeno</text:span><text:span text:style-name="T89">;</text:span><text:span text:style-name="T90"/></text:p>
      <text:p text:style-name="P1"><text:span text:style-name="T90"/></text:p>
      <text:p text:style-name="P1"><text:span text:style-name="T90"><text:s text:c="4"/></text:span></text:p>
      <text:p text:style-name="P1"><text:span text:style-name="T90"/></text:p>
      <text:p text:style-name="P1"><text:span text:style-name="T90"><text:s text:c="4"/></text:span><text:span text:style-name="T91">-- Fetch the next row</text:span><text:span text:style-name="T92"/></text:p>
      <text:p text:style-name="P1"><text:span text:style-name="T92"/></text:p>
      <text:p text:style-name="P1"><text:span text:style-name="T92"><text:s text:c="4"/></text:span><text:span text:style-name="T93">fetch</text:span><text:span text:style-name="T94"><text:s/></text:span><text:span text:style-name="T95">next</text:span><text:span text:style-name="T96"><text:s/></text:span><text:span text:style-name="T97">from</text:span><text:span text:style-name="T98"><text:s/>employeecursor<text:s/></text:span><text:span text:style-name="T99">into</text:span><text:span text:style-name="T100"><text:s/>@employeeno</text:span><text:span text:style-name="T101">,</text:span><text:span text:style-name="T102"><text:s/>@salary</text:span><text:span text:style-name="T103">;</text:span><text:span text:style-name="T104"/></text:p>
      <text:p text:style-name="P1"><text:span text:style-name="T104"/></text:p>
      <text:p text:style-name="P1"><text:span text:style-name="T105">end</text:span><text:span text:style-name="T106">;</text:span><text:span text:style-name="T107"/></text:p>
      <text:p text:style-name="P1"><text:span text:style-name="T107"/></text:p>
      <text:p text:style-name="P1"><text:span text:style-name="T107"><text:s/></text:span></text:p>
      <text:p text:style-name="P1"><text:span text:style-name="T107"/></text:p>
      <text:p text:style-name="P1"><text:span text:style-name="T108">-- Close and deallocate the cursor</text:span><text:span text:style-name="T109"/></text:p>
      <text:p text:style-name="P1"><text:span text:style-name="T109"/></text:p>
      <text:p text:style-name="P1"><text:span text:style-name="T110">close</text:span><text:span text:style-name="T111"><text:s/>employeecursor</text:span><text:span text:style-name="T112">;</text:span><text:span text:style-name="T113"/></text:p>
      <text:p text:style-name="P1"><text:span text:style-name="T113"/></text:p>
      <text:p text:style-name="P1"><text:span text:style-name="T114">deallocate</text:span><text:span text:style-name="T115"><text:s/>employeecursor</text:span><text:span text:style-name="T116">;</text:span><text:span text:style-name="T117"/></text:p>
      <text:p text:style-name="P1"><text:span text:style-name="T117"/></text:p>
      <text:p text:style-name="P1"><text:span text:style-name="T118">select</text:span><text:span text:style-name="T119"><text:s/></text:span><text:span text:style-name="T120">*</text:span><text:span text:style-name="T121"><text:s/></text:span><text:span text:style-name="T122">from</text:span><text:span text:style-name="T123"><text:s/>EMP</text:span></text:p>
      <text:p text:style-name="P1"><text:span text:style-name="T123"/></text:p>
      <text:p text:style-name="P1"><text:span text:style-name="T123"/></text:p>
      <text:p text:style-name="P1"><text:span text:style-name="T124">-- Select and display salaries of employees in Department 10</text:span><text:span text:style-name="T125"/></text:p>
      <text:p text:style-name="P1"><text:span text:style-name="T125"/></text:p>
      <text:p text:style-name="P1"><text:span text:style-name="T126">SELECT</text:span><text:span text:style-name="T127"><text:s/>empno</text:span><text:span text:style-name="T128">,</text:span><text:span text:style-name="T129"><text:s/>salary</text:span></text:p>
      <text:p text:style-name="P1"><text:span text:style-name="T129"/></text:p>
      <text:p text:style-name="P1"><text:span text:style-name="T130">FROM</text:span><text:span text:style-name="T131"><text:s/>emp</text:span></text:p>
      <text:p text:style-name="P1"><text:span text:style-name="T131"/></text:p>
      <text:p text:style-name="P1"><text:span text:style-name="T132">WHERE</text:span><text:span text:style-name="T133"><text:s/>deptno<text:s/></text:span><text:span text:style-name="T134">=</text:span><text:span text:style-name="T135"><text:s/>10</text:span><text:span text:style-name="T136">;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36"/></text:p>
      <text:p text:style-name="P3"><text:span text:style-name="T1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